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3EB23D78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adornments="Regular" style:font-pitch="variable" style:font-charset="x-symbol"/>
    <style:font-face style:name="StarSymbol" svg:font-family="StarSymbol"/>
    <style:font-face style:name="Tahoma1" svg:font-family="Tahoma"/>
    <style:font-face style:name="Charis SIL1" svg:font-family="'Charis SIL'" style:font-adornments="Félkövér" style:font-pitch="variable"/>
    <style:font-face style:name="Charis SIL" svg:font-family="'Charis SIL'" style:font-adornments="Általános" style:font-pitch="variable"/>
    <style:font-face style:name="Gentium Basic" svg:font-family="'Gentium Basic'" style:font-adornments="Általáno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 style:parent-style-name="Heading_20_1">
      <style:paragraph-properties fo:break-before="column"/>
    </style:style>
    <style:style style:name="P4" style:family="paragraph" style:parent-style-name="Heading_20_1" style:master-page-name="">
      <style:paragraph-properties style:page-number="auto" fo:break-before="auto" fo:break-after="auto"/>
    </style:style>
    <style:style style:name="P5" style:family="paragraph" style:parent-style-name="Heading_20_2" style:master-page-name="">
      <style:paragraph-properties style:page-number="auto" fo:break-before="page"/>
    </style:style>
    <style:style style:name="fr1" style:family="graphic" style:parent-style-name="Oldalkép">
      <style:graphic-properties style:horizontal-pos="righ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dalkép">
      <style:graphic-properties style:vertical-pos="top" style:vertical-rel="paragraph" style:horizontal-pos="righ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dalkép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499cm" style:run-through="foreground" style:wrap="dynamic" style:number-wrapped-paragraphs="1" style:wrap-contour="false" style:vertical-pos="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fo:margin-left="0cm" fo:margin-right="9.25cm" style:editable="false">
        <style:columns fo:column-count="1" fo:column-gap="0cm"/>
      </style:section-properties>
    </style:style>
    <style:style style:name="gr1" style:family="graphic">
      <style:graphic-properties fo:margin-top="0cm" fo:margin-bottom="0.199cm" style:run-through="foreground" style:wrap="none" style:vertical-pos="top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top" style:vertical-rel="page-content" style:horizontal-pos="right" style:horizontal-rel="page-content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9b2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9b2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9b2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9b2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9b2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9b2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g draw:style-name="gr2">
          <draw:path draw:style-name="gr3" draw:text-style-name="P1" svg:width="3.999cm" svg:height="0.746cm" svg:x="7.001cm" svg:y="0.833cm" svg:viewBox="0 0 4000 747" svg:d="m3590 0c-1 0-2 0-3 1-261 55-647 157-981 275-167 59-321 121-439 184-102 54-178 107-214 164-83-141-297-239-538-310-255-76-541-119-732-133-99-8-170-9-207 0-9 2-14 12-12 21s11 15 21 13c23-6 97-7 195 0 188 14 473 57 725 132 208 61 393 146 486 248-134-66-354-107-619-128-321-27-704-23-1071 10-5 0-9 3-13 7l-116 156-55-1c-5 0-11 4-15 9-3 5-2 12 0 17 3 5 9 9 15 9l1620 9c84 49 211 68 336 64 124-3 244-29 317-78l1693-28c5 0 12-3 15-9 3-5 3-12-1-17-3-5-9-9-15-9l-96 3-37-193c-2-8-10-14-19-13-314 21-716 22-1074 46-179 12-347 30-487 60-85 17-159 39-220 67 35-28 81-57 135-85 116-62 268-124 433-182 332-117 718-220 977-275 9-2 15-10 13-19s-8-15-17-15zm227 438 5 21-636 30c-9 0-17 7-16 17 0 10 8 18 18 17l640-29 7 36-396 10c-9 0-17 8-17 18 1 9 9 17 18 16l402-9 8 44-1565 26c-3 0-7 1-10 3-61 43-181 71-304 75-122 3-248-17-321-62-3-2-6-2-9-2l-1526-9 38-51h169c6 0 12-3 15-8 3-6 3-13 0-18s-9-8-15-8h-143l33-44c362-32 741-36 1057-10 311 25 562 82 667 160 0 1 0 2 0 2 4 7 10 11 17 11 7-1 13-5 15-11 1-1 2-1 2-2 64-51 171-90 305-118 138-29 305-47 483-59 351-24 745-26 1059-46z">
            <text:p/>
          </draw:path>
        </draw:g>
        <draw:g draw:style-name="gr2">
          <draw:path draw:style-name="gr3" draw:text-style-name="P1" svg:width="1.056cm" svg:height="0.434cm" svg:x="8.473cm" svg:y="0cm" svg:viewBox="0 0 1057 435" svg:d="m708 387v-303h50v143c49-1 78-18 89-49 4-15 7-47 7-94h50c0 56-4 94-12 113-20 45-65 68-134 68v83c60 0 105-3 133-11 36-10 62-30 80-58 24-39 35-104 35-195h51c0 96-13 163-37 203-40 66-98 100-176 100h-86zm253-387h41v41h-41zm-512 82c-41 0-69 15-85 45-15 30-25 58-29 85l-19 134h-51l19-134c5-36 16-69 35-97l-54-72h59l26 34c28-23 62-34 103-34 35 0 63 11 81 33s28 57 28 106v164h-153v-38h102v-126c0-37-6-63-19-77-12-16-26-23-43-23zm-390 228c15-4 30-12 42-21 22-15 35-37 41-65 5-23 8-60 8-114v-67h50v80c0 50-4 90-12 121-10 43-33 74-70 95-20 11-45 21-75 30-37 11-68 19-92 25v-48c25-6 46-12 59-16l-60-287h52z">
            <text:p/>
          </draw:path>
          <draw:path draw:style-name="gr3" draw:text-style-name="P1" svg:width="1.014cm" svg:height="0.335cm" svg:x="8.493cm" svg:y="0.511cm" svg:viewBox="0 0 1015 336" svg:d="m0 13h42v130h154v-130h42v317h-42v-151h-154v151h-42zm428-119c-32 0-53 3-65 11-13 6-18 19-18 36 0 14 4 25 13 33s21 12 37 12c22 0 38-8 51-23s20-35 20-61v-8zm38-17v136h-38v-36c-9 14-20 25-33 32s-30 10-48 10c-25 0-43-7-58-21s-21-32-21-54c0-27 9-47 27-61 17-13 44-20 79-20h54v-4c0-18-6-31-18-41s-28-15-49-15c-13 0-27 1-39 5s-25 7-37 14v-36c14-5 28-9 42-12 13-3 25-4 38-4 34 0 59 9 76 27s25 44 25 80zm80-194h38v330h-38zm119-330h38v330h-38zm273-202v-128h39v330h-39v-36c-8 14-18 25-31 32s-27 10-44 10c-29 0-52-11-69-34s-27-53-27-91c0-37 9-67 27-90s40-34 69-34c17 0 32 3 44 10s23 17 31 31zm-131 83c0 29 5 51 18 68 11 16 27 24 47 24s37-8 49-24c11-17 17-39 17-68 0-28-6-51-17-67-12-17-28-25-49-25s-36 8-47 25c-13 16-18 39-18 67z">
            <text:p/>
          </draw:path>
        </draw:g>
      </draw:g>
      <draw:g text:anchor-type="page" text:anchor-page-number="1" draw:z-index="8" draw:style-name="gr4">
        <draw:g draw:style-name="gr2">
          <draw:g draw:style-name="gr2">
            <draw:path draw:style-name="gr10" draw:text-style-name="P2" svg:width="1.329cm" svg:height="1.328cm" svg:x="16.334cm" svg:y="0.335cm" svg:viewBox="0 0 1330 1329" svg:d="m848 0c-50 0-100 6-149 17v199c108-22 227-8 328 39 11 5 21 10 32 16l171-171c-116-66-250-101-382-100zm-216 36c-56 19-109 46-159 81-135 96-227 259-229 422 0 31 3 62 9 92h131c-11-64-3-133 24-192 46-101 128-168 224-203zm-532-136c-91 160-124 353-83 531h199c-22-109-8-227 39-328 5-11 10-21 16-32zm512-27c-29 0-57 3-84 9v131c64-11 133-3 192 24 101 46 168 128 203 223h200c-19-56-46-109-81-158-96-135-260-227-422-229-3 0-6 0-8 0zm-151 30c-30 12-59 28-87 48-95 70-156 194-136 309h223v-200c-14 7-27 15-40 25-26 19-47 45-62 74-6-7 2-46 35-81 10-10 21-19 32-26s23-14 35-19zm112 1c-15 0-30 2-45 4v222h200c-7-14-15-27-25-40-19-25-45-46-74-61 7-7 45 1 81 35 10 9 19 20 26 32 7 10 13 22 19 34h130c-12-30-28-59-48-86-61-83-163-140-264-140zm-708 293c19 56 46 109 81 158 96 135 260 227 423 229 30 0 61-2 92-9v-131c-65 11-134 3-193-24-101-46-168-128-203-223zm38 0c12 30 28 59 48 86 70 95 195 156 310 136v-222h-201c7 14 15 27 25 40 19 25 45 46 74 61-6 7-45-1-81-35-9-9-19-20-26-32-7-10-13-22-19-34zm295 0v200c13-7 27-15 39-25 26-19 47-45 62-74 6 7-2 46-35 81-9 10-20 19-32 27-11 6-22 13-34 18v131c29-13 58-29 86-49 95-70 156-194 136-309zm25 0c11 64 3 133-24 192-46 101-128 168-223 203v200c55-19 109-46 158-81 135-96 227-259 229-422 1-31-2-62-9-92zm37 0c22 109 9 227-39 328-5 11-10 21-16 32l171 171c91-160 124-353 83-531zm-1042 360-171 171c160 91 354 124 532 83v-199c-109 22-228 8-329-39-10-5-21-10-32-16z">
              <text:p/>
            </draw:path>
          </draw:g>
          <draw:path draw:style-name="gr11" draw:text-style-name="P2" svg:width="1.722cm" svg:height="1.72cm" svg:x="16.138cm" svg:y="0.138cm" svg:viewBox="0 0 1723 1721" svg:d="m347 1552c-382-284-462-824-178-1205s825-462 1207-178 462 824 178 1206-825 461-1207 177z">
            <text:p/>
          </draw:path>
          <draw:path draw:style-name="gr12" draw:text-style-name="P2" svg:width="1.999cm" svg:height="1.997cm" svg:x="16cm" svg:y="0cm" svg:viewBox="0 0 2000 1998" svg:d="m511 1870c481 270 1091 99 1361-382s99-1090-382-1360-1092-99-1362 382-99 1090 383 1360z">
            <text:p/>
          </draw:path>
          <draw:path draw:style-name="gr13" draw:text-style-name="P2" svg:width="1.994cm" svg:height="1.73cm" svg:x="16.004cm" svg:y="0.004cm" svg:viewBox="0 0 1995 1731" svg:d="m364 1728c-5-1-10-4-14-8s-8-8-10-13-4-10-4-16 0-12 2-17 5-9 8-14 9-7 13-10 11-3 17-4 11 1 16 2 10 5 14 9 8 8 10 13 4 10 4 16 0 11-2 16-4 10-8 15-9 7-14 10-10 3-16 4-11-1-16-3zm-219-223 15-9c1 7 2 14 4 20s5 11 8 16c5 8 11 13 17 16s12 1 18-3c5-3 8-7 9-11s-2-12-6-21l-4-10c-5-13-7-24-5-33s8-16 17-22c11-7 21-9 32-5s20 12 29 26c3 5 6 11 9 18s5 14 7 22l-16 10c0-8-2-16-4-23s-5-13-8-19c-6-9-12-14-19-16s-12-2-19 2-8 8-9 14 0 12 4 21l4 10c5 13 7 23 5 31s-6 15-15 21c-10 6-20 8-30 5s-19-11-27-23c-4-6-7-11-9-17s-5-13-7-20zm-28-38-44-95 12-6 131 32-37-78 14-7 46 99-12 6-131-32 35 74zm-74-132-25-81 14-4 20 63 38-12-19-60 14-5 19 61 46-14-19-65 14-5 25 82zm-164-91-4-24 102-75-111 17-2-17 131-21 4 24-101 76 110-17 3 17zm-151-116-1-113h15l1 48 118-2v18l-118 2v47zm21-256 60 37 10-48zm-90 18 4-20 141-24-4 18-35 5-12 60 31 18-4 19zm-95-184 8-23 125-18-105-38 6-16 126 45-9 23-125 18 105 38-6 16zm-45-201 90 50 11-19c9-16 12-29 9-41s-13-22-28-30-29-12-41-8-21 13-30 29zm-33 27 18-32c13-23 27-37 42-42s33-2 53 9 32 25 35 41-1 35-13 57l-18 32zm61-209c3-2 8-3 14-4s12 1 20 2l40 9-12 15-37-8c-10-2-17-2-22-1s-9 5-14 11l-12 15 44 35-11 14-105-82 25-32c10-12 19-19 29-21s19 1 30 9c6 5 10 11 12 17s2 14-1 21zm-72 1 37 29 14-18c6-6 8-13 8-19s-4-11-10-16-12-7-18-6-12 5-17 12zm101-108 28 65 36-34zm-83-37 15-14 129 62-14 13-32-17-44 42 15 33-14 13zm-69-168 12-11 1 31-10 9zm161-108 10 14c-8 2-14 4-20 6s-11 5-16 8c-8 6-13 12-15 18s-1 12 3 18c3 4 7 7 12 7s11-1 21-5l10-5c12-5 23-8 32-6s17 7 23 15c7 11 9 21 6 32s-11 21-25 30c-5 4-11 7-18 10s-14 6-21 8l-11-15c8-1 16-3 23-5s13-6 18-10c9-6 14-12 16-19s2-12-3-19c-4-5-8-8-14-8s-12 0-21 4l-10 5c-12 6-23 8-31 7s-15-6-21-15c-7-9-9-19-6-29s10-20 22-29c5-3 10-7 16-9s13-6 20-8zm103-64 77-34 6 14-60 27 15 36 59-26 6 14-58 26 19 44 62-27 7 14-79 34zm140-54-86-114 19-6 71 97 10-120 18-5-12 142zm97-137-16 69 49-6zm-46-79 21-3 68 126-19 2-17-32-59 8-8 35-18 3zm143-150h24l57 113 2-111h18l-3 133h-24l-57-113-2 112-18-1zm230 3 7-35-29-6 2-14 47 8-10 57c-8 3-16 6-25 7s-18 0-27-1c-21-4-36-13-45-27s-12-32-8-53 12-37 26-47 31-13 52-9c8 1 16 3 24 7s13 8 19 13l-3 19c-6-7-12-12-19-16s-14-7-23-9c-16-3-28 0-38 7s-16 20-20 38-1 32 5 42 18 17 34 20c6 1 12 2 17 2s10-1 14-3zm90-95 80 28-5 14-63-22-13 38 60 20-5 15-60-21-16 46 65 22-5 14-82-27zm168-80 16 8-52 106 58 29-6 13-75-36zm160-67 15 9-69 114-16-9zm121-83 84 64-9 11-130 32 69 52-10 12-86-66 8-11 131-32-66-50zm147 128-65 29 35 35zm35-84 15 15-60 130-13-14 16-33-42-42-33 15-14-14zm168-71 11 11-31 2-9-9zm117 179-15 11c1-8 0-16-1-23s-5-14-10-20c-9-13-19-20-32-21s-25 4-40 14-22 22-25 34 0 24 9 36c5 7 10 12 16 15s14 7 22 9l-15 11c-7-3-14-6-20-11s-11-9-16-16c-11-16-16-33-13-49s14-31 31-44 35-18 51-16 32 12 43 28c5 6 9 13 11 20s4 14 4 22zm29 30 10 16-116 66-9-15zm160 48c-5-12-14-19-26-23s-26-1-41 6-26 15-32 26-6 22-1 34 13 20 25 23 26 2 42-5 26-15 32-26 6-23 1-35zm13-5c8 17 8 33 1 48s-20 27-40 35-37 10-53 5-27-17-35-34-7-33 0-49 20-27 39-35 37-10 53-4 28 16 35 34zm34-9 6 15-30-9-5-13zm48 198-17 4c1-7 2-14 2-20s-1-12-2-18c-3-9-6-16-12-20s-10-6-17-4c-6 1-10 4-12 9s-2 11-2 21l1 11c1 14-1 24-6 32s-12 13-23 16c-12 3-23 1-31-5s-15-18-19-34c-2-6-3-13-4-20s0-15 1-23l18-5c-2 8-3 16-3 23s0 14 2 21c2 10 6 17 11 21s12 6 20 4c6-2 10-5 13-10s3-12 3-21l-1-11c-1-14 1-24 5-31s11-13 21-15c11-3 21-2 30 5s15 16 18 30c2 6 3 13 4 19s0 14 0 21zm22 114 1 18-133 12-1-18zm133 135-18-1c4-6 6-13 8-19s2-12 2-17c0-10-1-18-5-23s-9-8-17-8c-5 0-10 1-13 5s-5 10-7 20l-3 11c-2 13-7 23-13 29s-16 10-26 10c-13 0-23-5-30-13s-10-22-10-38c0-7 1-13 3-21s3-14 6-22l19 1c-4 7-8 14-10 21s-3 14-3 21c0 10 2 18 6 24s10 8 17 8c7 0 12-2 16-6s6-10 8-19l2-11c3-14 7-24 13-30s14-9 24-8c12 0 21 4 28 12s10 20 10 35c0 6-1 12-2 19s-3 13-5 20zm0 54-2 18-56-8 47 67-3 23-52-74-81 59 3-23 73-54-64-9 3-18zm81 206c4-13 2-24-5-34s-19-18-35-23-30-5-41-1-20 13-23 26-3 24 4 34 19 17 35 23 30 5 42 0 19-13 23-25zm14 4c-5 18-16 30-31 37s-33 8-53 2-35-17-44-31-10-31-5-49 16-30 32-37 33-7 53-1 34 16 43 31 11 30 5 48zm-40 102-7 16-107-50-28 58-14-6 36-75zm27 191-42-56-27 41zm90 16-11 18-140-30 10-16 36 9 32-51-22-29 11-16zm-100 295c-2 5-6 9-10 13s-9 7-14 8-11 3-17 2-11-1-16-3-9-6-13-11-7-9-8-14-3-10-3-16 2-11 4-16 6-9 10-13 9-7 14-9 11-2 17-2 11 2 16 4 9 6 13 10 7 9 9 14 2 11 2 17-2 11-4 16z">
            <text:p/>
          </draw:path>
          <draw:path draw:style-name="gr14" draw:text-style-name="P2" svg:width="0.929cm" svg:height="0.252cm" svg:x="16.526cm" svg:y="1.748cm" svg:viewBox="0 0 930 253" svg:d="m57 12 17 7-24 50 59 28 24-49 16 7-57 121-16-8 27-57-59-29-28 58-16-8zm180-65 17 5-23 78c-4 14-4 24-1 32s10 13 21 16 20 3 27-2 12-14 16-27l23-78 18 5-24 80c-5 16-13 28-24 34s-24 7-40 2-27-13-33-24-6-24-1-41zm154-44 24 3 44 118 15-110 17 2-18 132-24-3-44-118-14 110-18-2zm246-5-1-36-29 1v-15l47-1 1 57c-6 5-14 9-22 12s-18 4-27 5c-21 0-37-6-50-18s-18-28-19-50 5-39 17-51 27-20 48-20c9 0 17 1 25 2s15 5 22 9v20c-6-6-14-10-21-13s-16-3-24-3c-16 0-29 5-36 15s-12 23-12 41 5 31 14 40 21 13 37 12c6 0 12 0 17-2s9-3 13-5zm94-110-12 70 48-9zm-49-76 20-4 74 122-18 3-18-31-60 11-5 36-19 3zm198-112c4 0 8 1 13 4s10 8 16 13l29 29-18 6-27-27c-7-7-13-11-18-12s-11-1-18 1l-18 6 18 53-17 6-43-126 39-13c14-5 26-6 35-2s16 12 20 24c3 8 3 15 1 21s-6 12-12 17zm-61-39 15 45 21-7c9-3 14-7 17-12s3-12 1-19-7-12-12-15-12-2-21 1zm61-37 18-8 57 32 8-65 18-9-11 83 28 57-16 8-28-56z">
            <text:p/>
          </draw:path>
        </draw:g>
      </draw:g>
      <text:p text:style-name="Title">Halld – napi személyre szabható Bibliaolvasó beosztás</text:p>
      <text:p text:style-name="Subtitle">A legszebb Biblia az olvasott Biblia.</text:p>
      <text:section text:style-name="Sect1" text:name="Szakasz1">
        <text:h text:style-name="P4" text:outline-level="1">Elérés</text:h>
        <text:p text:style-name="Text_20_body">Az alkalmazás elérése: <text:a xlink:type="simple" xlink:href="http://halld.ujevangelizacio.hu/">http://halld.ujevangelizacio.hu</text:a></text:p>
        <text:h text:style-name="Heading_20_1" text:outline-level="1">Motiváció</text:h>
        <text:p text:style-name="Text_20_body">Ez a kis alkalmazás abban segít, hogy olyan beosztásokat készítsünk a Biblia napi olvasásához, amelyet valóban követni is képesek leszünk. Hogy teljesen személyre szabott legyen, kiválaszthatjuk a napok számát, a könyvek és azok fejezeteinek sorrendjét – hogy logikus sorrendben olvassuk –, a számítógép pedig arányosan elosztja.</text:p>
        <text:p text:style-name="Standard">Akár egyből ki is lehet nyomtatni, vagy a generált lista szövegét átemelve egy szövegszerkesztőbe, tetszőlegesen formázhatjuk azt. Két ilyen módon előre elkészített listát közre is adunk:</text:p>
        <text:list text:style-name="List_20_1">
          <text:list-item>
            <text:p text:style-name="List_20_1"><text:a xlink:type="simple" xlink:href="http://halld.ujevangelizacio.hu/365_teljes_logikus1.pdf">A teljes katolikus Biblia szövege logikusan sorba rendezve egy évre, napi 3–4 fejezet</text:a></text:p>
          </text:list-item>
          <text:list-item>
            <text:p text:style-name="List_20_1"><text:a xlink:type="simple" xlink:href="http://halld.ujevangelizacio.hu/365_ujszov&amp;zsolt_logikus1.pdf">Az Újszövetség és a Zsoltárok szövege logikusan sorba rendezve egy évre, napi 1–2 fejezet</text:a></text:p>
          </text:list-item>
        </text:list>
        <text:h text:style-name="P3" text:outline-level="1">Képességek</text:h>
        <text:list text:style-name="List_20_1">
          <text:list-item text:start-value="1">
            <text:p text:style-name="List_20_1">Elmentett könyvsorrendek kiválasztása</text:p>
          </text:list-item>
          <text:list-item>
            <text:p text:style-name="List_20_1">Ezen sorrendek módosítása: könyvek sorrendjeinek meghatározása, a könyvek több részletre valló tördelése, a könyvtöredékek összevonása</text:p>
          </text:list-item>
          <text:list-item>
            <text:p text:style-name="List_20_1">A napok számának megadása</text:p>
          </text:list-item>
          <text:list-item>
            <text:p text:style-name="List_20_1">A beosztás kívánt kezdődátummal megjelölése, vagy a napok sorszámozása</text:p>
          </text:list-item>
        </text:list>
        <text:h text:style-name="Heading_20_1" text:outline-level="1">Korlátok</text:h>
        <text:list text:style-name="List_20_1">
          <text:list-item text:start-value="1">
            <text:p text:style-name="List_20_1">Csak egész fejezeteket tud kezelni, verseket nem. Vagyis pl. a teljes 1328 fejezetet 1328 napnál több napra nem tudja elosztani.</text:p>
          </text:list-item>
          <text:list-item>
            <text:p text:style-name="List_20_1">Így az egyenletes elosztásban nem veszi figyelembe az egyes fejezetek hosszúságát.</text:p>
          </text:list-item>
          <text:list-item>
            <text:p text:style-name="List_20_1">A sorrendszerkesztő használható ugyan több böngészőben, de igazán kényelmesen <text:a xlink:type="simple" xlink:href="http://www.spreadfirefox.com/node&amp;id=8988&amp;t=209">Firefoxszal</text:a> lehet kezelni.</text:p>
          </text:list-item>
        </text:list>
        <text:p text:style-name="Text_20_body">Legyen örömünkre!</text:p>
      </text:section>
      <text:h text:style-name="Heading_20_1" text:outline-level="1">Használati útmutató</text:h>
      <text:section text:style-name="Sect2" text:name="Szakasz2">
        <text:h text:style-name="Heading_20_2" text:outline-level="2">Beosztás készítése</text:h>
        <text:list text:style-name="List_20_1">
          <text:list-item text:start-value="1">
            <text:p text:style-name="List_20_1"><draw:frame draw:style-name="fr1" draw:name="Kép1" text:anchor-type="paragraph" svg:width="8.752cm" svg:height="3.741cm" draw:z-index="1"><draw:image xlink:href="../1.png" xlink:type="simple" xlink:show="embed" xlink:actuate="onLoad"/></draw:frame>A „Sorrend sablon” választólistában válasszuk ki a kívánt sorrendet. Több előre elkészített sorrend is fellelhető a hagyományos, elterjedt Vulgáta sorrendje mellett. Ha szeretnénk látni a könyvek sorrendjét, akkor kapcsoljuk be, majd ki a Sorrendszerkesztőt („Sorrendszerkesztő bekapcsolása”).</text:p>
          </text:list-item>
          <text:list-item>
            <text:p text:style-name="List_20_1">A „Napok száma” mezőben számmal adjuk meg a kívánt napok számát.</text:p>
          </text:list-item>
          <text:list-item>
            <text:p text:style-name="List_20_1"><draw:frame draw:style-name="fr2" draw:name="Kép2" text:anchor-type="paragraph" svg:width="8.752cm" svg:height="3.932cm" draw:z-index="2"><draw:image xlink:href="../2.png" xlink:type="simple" xlink:show="embed" xlink:actuate="onLoad"/></draw:frame>A „Fejezetek számának megjelenítése” jelölőnégyzet bejelölése esetét egy kis ábrát is láthatunk majd az arányos eloszlásról.</text:p>
          </text:list-item>
          <text:list-item>
            <text:p text:style-name="List_20_1">A „Dátum beszúrása a nap sorszáma helyett” jelölnégyzetet az alapértelmezett kikapcsolt állapotában azt eredményezi, hogy a napokat sorszámozva láthatjuk a listában. Ha ezt bejelöljük, akkor a megadott kezdőnaptól kezdve folyamatosan dátumozott napokat fogunk kapni a listában. Állítsuk be ilyenkor a kívánt kezdőnapot.</text:p>
          </text:list-item>
          <text:list-item>
            <text:p text:style-name="List_20_1"><draw:frame draw:style-name="fr1" draw:name="Kép3" text:anchor-type="paragraph" svg:width="8.752cm" svg:height="3.221cm" draw:z-index="3"><draw:image xlink:href="../3.png" xlink:type="simple" xlink:show="embed" xlink:actuate="onLoad"/></draw:frame>A listát a „A napi beosztás készítése” gomb generálja újra.</text:p>
          </text:list-item>
        </text:list>
        <text:h text:style-name="P5" text:outline-level="2">Sorrendszerkesztő használata</text:h>
        <text:list text:style-name="List_20_1">
          <text:list-item text:start-value="1">
            <text:p text:style-name="List_20_1"><draw:frame draw:style-name="fr1" draw:name="Kép4" text:anchor-type="paragraph" svg:width="8.752cm" svg:height="5.584cm" draw:z-index="6"><draw:image xlink:href="../4.png" xlink:type="simple" xlink:show="embed" xlink:actuate="onLoad"/></draw:frame>A Sorrendszerkesztőt a „Sorrendszerkesztő bekapcsolása” gombbal kell indítani. A könyvek sorrendje fentről lefelé és balról jobbra haladva következik. Az ó- és újszövetségi könyvek különböző módon vannak jelölve, úgyszintén a kikapcsolt és tördelt könyvek is.</text:p>
          </text:list-item>
          <text:list-item>
            <text:p text:style-name="List_20_1">A könyvek sorrendjét fogd és ejts módon tudjuk változtatni.</text:p>
          </text:list-item>
          <text:list-item>
            <text:p text:style-name="List_20_1">Ha egy könyvet ki akarunk venni, akkor a jobb felső sarkában található jelölőnégyzetet kapcsoljuk ki.</text:p>
          </text:list-item>
          <text:list-item>
            <text:p text:style-name="List_20_1"><draw:frame draw:style-name="fr3" draw:name="Kép5" text:anchor-type="paragraph" svg:x="9.25cm" svg:y="2cm" svg:width="8.752cm" svg:height="4.244cm" draw:z-index="7"><draw:image xlink:href="../5.png" xlink:type="simple" xlink:show="embed" xlink:actuate="onLoad"/></draw:frame><draw:frame draw:style-name="fr3" draw:name="Kép6" text:anchor-type="paragraph" svg:x="9.25cm" svg:y="7.001cm" svg:width="8.752cm" svg:height="2.873cm" draw:z-index="4"><draw:image xlink:href="../6.png" xlink:type="simple" xlink:show="embed" xlink:actuate="onLoad"/></draw:frame>Ha szeretnénk egy könyvet felbontani több részre, akkor ezt a „Könyvtördelés bekapcsolása” gombbal indíthatjuk. Kattintsunk a felosztani kívánt könyvre. A könyv kijelölődik. Megjelenik egy <text:s/>választólista, ahol a törés helyének beállítsa utána a „Szétválaszt” gombra kattintva a könyv két részre oszlik. Addig oszthatunk egy könyvet, míg az 1 fejezet hosszú lesz. Vegyük észre, hogy a szétválasztott könyvek vizuálisan is meg vannak jelölve.<text:line-break/>Ha szeretnénk egy szétosztott könyvet újra összevonni, akkor kattintsunk arra a darabjára, ahol szeretnénk a könyvet az összevonás után találni. Rákattintás után az összes darabja kijelölődik. Az „Összevon” gombra kattintva összevonódnak a darabok. Összevonás esettén minden darab összevonódik, nincs lehetőség csak két darab összevonására.<text:line-break/>A „Könyvtördelés kikapcsolása” gombbal kerülünk vissza a Sorrendszerkesztőhöz.</text:p>
          </text:list-item>
          <text:list-item>
            <text:p text:style-name="List_20_1">Ha a kívánt sorrend előállt, a „Sorrendszerkesztő kikapcsolása” gombbal tudunk visszatérni a lista generálása funkcióhoz. </text:p>
          </text:list-item>
          <text:list-item>
            <text:p text:style-name="List_20_1">Ha újra megnyitjuk a Sorrendszerkesztőt, az utoljára otthagyott állapot fogad bennünket. Azonban ha más sablont nyitunk meg időközben, az felülírja a módosításainkat.</text:p>
          </text:list-item>
        </text:list>
      </text:section>
      <text:h text:style-name="Heading_20_1" text:outline-level="1">Változások</text:h>
      <text:list text:style-name="List_20_1">
        <text:list-item text:start-value="1">
          <text:p text:style-name="List_20_1">Első kiadás: 2008, március 23., húsvét – A mentés még nem működik.</text:p>
        </text:list-item>
        <text:list-item>
          <text:p text:style-name="List_20_1">Fejlesztés kezdete: 2008, január 16.</text:p>
        </text:list-item>
      </text:list>
      <text:h text:style-name="Heading_20_1" text:outline-level="1">Hibajelzések és kérések, új sorrendek</text:h>
      <text:p text:style-name="Standard">Gyuris Gellért: <text:a xlink:type="simple" xlink:href="mailto:gellert.gyuris@ujevangelizacio.hu">gellert.gyuris@ujevangelizacio.hu</text:a></text:p>
      <text:p text:style-name="Text_20_body">Egyelőre nem működik az automatikus mentés, ezért szívesen veszem, ha valaki új sorrenddel gyarapítja a már meglévőket. A Sorrendszerkesztőben található „Sorrend mentése” gomb hatására egy új űrlapmezőbe megjelenik egy XML kód, ezt kérem kimásolni és elküldeni.</text:p>
      <text:h text:style-name="Heading_20_1" text:outline-level="1">Jogi közlemények</text:h>
      <text:p text:style-name="Standard"><draw:frame draw:style-name="fr4" draw:name="Kép7" text:anchor-type="paragraph" svg:width="0.831cm" svg:height="0.6cm" draw:z-index="5"><draw:image xlink:href="Pictures/10000000000000580000003EB23D78AD.png" xlink:type="simple" xlink:show="embed" xlink:actuate="onLoad"/></draw:frame>A program és minden hozzá tartozó eredeti alkotás <text:a xlink:type="simple" xlink:href="http://creativecommons.org/licenses/GPL/2.0/">CC-GPL licenc</text:a> alatt érhető el.</text:p>
      <text:p text:style-name="Standard">A program felhasználj az alábbi munkákat: <text:a xlink:type="simple" xlink:href="http://jquery.com/">jQuery</text:a>, <text:a xlink:type="simple" xlink:href="http://docs.jquery.com/UI/Datepicker">jQuery UI/Datepicker</text:a>, <text:a xlink:type="simple" xlink:href="http://www.terracoder.com/">xmlObjectifier</text:a>, <text:a xlink:type="simple" xlink:href="http://goessner.net/download/prj/jsonxml/">json2xml</text:a>, <text:a xlink:type="simple" xlink:href="http://www.biblia-tarsulat.hu/docum/naptar.htm">Gyürki László: 2 éves beosztás</text:a> [szerzői engedéllyel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adornments="Regular" style:font-pitch="variable" style:font-charset="x-symbol"/>
    <style:font-face style:name="StarSymbol" svg:font-family="StarSymbol"/>
    <style:font-face style:name="Tahoma1" svg:font-family="Tahoma"/>
    <style:font-face style:name="Charis SIL1" svg:font-family="'Charis SIL'" style:font-adornments="Félkövér" style:font-pitch="variable"/>
    <style:font-face style:name="Charis SIL" svg:font-family="'Charis SIL'" style:font-adornments="Általános" style:font-pitch="variable"/>
    <style:font-face style:name="Gentium Basic" svg:font-family="'Gentium Basic'" style:font-adornments="Általáno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Gentium Basic" fo:font-size="10pt" fo:language="hu" fo:country="HU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haris SI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9cm" fo:orphans="2" fo:widows="2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 style:master-page-name="">
      <style:paragraph-properties fo:margin-top="0.12cm" fo:margin-bottom="0.21cm" fo:text-align="center" style:justify-single-word="false" style:page-number="auto"/>
      <style:text-properties fo:font-size="10.5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1cm" fo:margin-bottom="0cm" fo:line-height="100%"/>
      <style:text-properties style:font-name="Charis SIL1" fo:font-size="10.5pt" fo:font-weight="bold" style:font-name-asian="Arial Unicode MS" style:font-size-asian="24pt" style:font-weight-asian="bold" style:font-name-complex="Tahoma" style:font-size-complex="24pt" style:font-weight-complex="bold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left="0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.39cm" fo:margin-right="0cm" fo:margin-top="0.21cm" fo:margin-bottom="0.109cm" fo:text-indent="0cm" style:auto-text-indent="false" style:page-number="auto"/>
      <style:text-properties fo:font-size="10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style:text-underline-style="dotted" style:text-underline-width="auto" style:text-underline-color="font-color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dalkép" style:family="graphic" style:parent-style-name="Graphics">
      <style:graphic-properties text:anchor-type="paragraph" svg:x="0cm" fo:margin-left="0cm" fo:margin-right="0cm" style:horizontal-pos="right" style:horizontal-rel="page-cont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✚">
        <style:list-level-properties text:min-label-width="0.4cm"/>
        <style:text-properties style:font-name="OpenSymbol"/>
      </text:list-level-style-bullet>
      <text:list-level-style-bullet text:level="2" text:style-name="Numbering_20_Symbols" text:bullet-char="✚">
        <style:list-level-properties text:space-before="0.401cm" text:min-label-width="0.4cm"/>
        <style:text-properties style:font-name="OpenSymbol"/>
      </text:list-level-style-bullet>
      <text:list-level-style-bullet text:level="3" text:style-name="Numbering_20_Symbols" text:bullet-char="✚">
        <style:list-level-properties text:space-before="0.799cm" text:min-label-width="0.4cm"/>
        <style:text-properties style:font-name="OpenSymbol"/>
      </text:list-level-style-bullet>
      <text:list-level-style-bullet text:level="4" text:style-name="Numbering_20_Symbols" text:bullet-char="✚">
        <style:list-level-properties text:space-before="1.2cm" text:min-label-width="0.4cm"/>
        <style:text-properties style:font-name="OpenSymbol"/>
      </text:list-level-style-bullet>
      <text:list-level-style-bullet text:level="5" text:style-name="Numbering_20_Symbols" text:bullet-char="✚">
        <style:list-level-properties text:space-before="1.6cm" text:min-label-width="0.4cm"/>
        <style:text-properties style:font-name="OpenSymbol"/>
      </text:list-level-style-bullet>
      <text:list-level-style-bullet text:level="6" text:style-name="Numbering_20_Symbols" text:bullet-char="✚">
        <style:list-level-properties text:space-before="2.001cm" text:min-label-width="0.4cm"/>
        <style:text-properties style:font-name="OpenSymbol"/>
      </text:list-level-style-bullet>
      <text:list-level-style-bullet text:level="7" text:style-name="Numbering_20_Symbols" text:bullet-char="✚">
        <style:list-level-properties text:space-before="2.399cm" text:min-label-width="0.4cm"/>
        <style:text-properties style:font-name="OpenSymbol"/>
      </text:list-level-style-bullet>
      <text:list-level-style-bullet text:level="8" text:style-name="Numbering_20_Symbols" text:bullet-char="✚">
        <style:list-level-properties text:space-before="2.8cm" text:min-label-width="0.4cm"/>
        <style:text-properties style:font-name="OpenSymbol"/>
      </text:list-level-style-bullet>
      <text:list-level-style-bullet text:level="9" text:style-name="Numbering_20_Symbols" text:bullet-char="✚">
        <style:list-level-properties text:space-before="3.2cm" text:min-label-width="0.4cm"/>
        <style:text-properties style:font-name="OpenSymbol"/>
      </text:list-level-style-bullet>
      <text:list-level-style-bullet text:level="10" text:style-name="Numbering_20_Symbols" text:bullet-char="✚">
        <style:list-level-properties text:space-before="3.601cm" text:min-label-width="0.4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Halld – napi személyre szabható Bibliaolvasó beosztás</dc:title>
    <meta:initial-creator>Gyuris Gellért</meta:initial-creator>
    <meta:creation-date>2008-03-22T10:34:59</meta:creation-date>
    <dc:creator>Gyuris Gellért</dc:creator>
    <dc:date>2008-03-23T18:35:48</dc:date>
    <meta:editing-cycles>15</meta:editing-cycles>
    <meta:editing-duration>PT12H24M43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2" meta:paragraph-count="42" meta:word-count="622" meta:character-count="4661"/>
  </office:meta>
</office:document-meta>
</file>